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number-columns-repeated="64" table:default-cell-style-name="ce1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bTyp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isI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ageTa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9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eckpoints" table:style-name="ta2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20:12:16.354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3-03T20:30:41.178000000</dc:date>
    <meta:editing-duration>PT2H41M15S</meta:editing-duration>
    <meta:editing-cycles>31</meta:editing-cycles>
    <meta:document-statistic meta:table-count="2" meta:cell-count="13467" meta:object-count="0"/>
  </office:meta>
</office:document-meta>
</file>